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B000000384CC398A6F0922A69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cm" draw:marker-start-width="0.353cm" draw:marker-end="Arrowhead_20_1" draw:marker-end-width="0.199cm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aption text:anchor-type="paragraph" draw:z-index="0" draw:name="Фигура1" draw:style-name="gr1" draw:text-style-name="P2" svg:width="0.738cm" svg:height="0.738cm" svg:x="3.463cm" svg:y="5.851cm" draw:caption-point-x="-0.775cm" draw:caption-point-y="2.27cm"><text:p text:style-name="P1"><text:span text:style-name="T1">(I)</text:span></text:p></draw:caption><draw:line text:anchor-type="paragraph" draw:z-index="1" draw:name="Фигура2" draw:style-name="gr2" draw:text-style-name="P3" svg:x1="3.425cm" svg:y1="6.53cm" svg:x2="2.783cm" svg:y2="8.045cm"><text:p/></draw:line><draw:caption text:anchor-type="paragraph" draw:z-index="2" draw:name="Фигура1" draw:style-name="gr1" draw:text-style-name="P2" svg:width="0.738cm" svg:height="0.738cm" svg:x="14.557cm" svg:y="9.043cm" draw:caption-point-x="1.212cm" draw:caption-point-y="2.366cm"><text:p text:style-name="P1"><text:span text:style-name="T1">(F)</text:span></text:p></draw:caption><draw:line text:anchor-type="paragraph" draw:z-index="3" draw:name="Фигура2" draw:style-name="gr2" draw:text-style-name="P3" svg:x1="15.295cm" svg:y1="9.781cm" svg:x2="16.223cm" svg:y2="11.39cm"><text:p/></draw:line><draw:frame draw:style-name="fr1" draw:name="Изображение1" text:anchor-type="as-char" svg:width="17cm" svg:height="12.749cm" draw:z-index="4"><draw:image xlink:href="Pictures/10000201000004B000000384CC398A6F0922A69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1:57:15.826102679</meta:creation-date>
    <dc:date>2018-07-17T12:03:47.318708564</dc:date>
    <meta:editing-duration>PT6M32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5.2.7.2$Linux_X86_64 LibreOffice_project/20m0$Build-2</meta:generator>
  </office:meta>
</office:document-meta>
</file>